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72pt" fo:font-weight="bold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font-family="'Times New Roman'" style:font-family-generic="roman" style:font-pitch="variable" fo:font-size="7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ak pragnę wielbić Cię</text:span><text:span text:style-name="T1"><text:line-break/></text:span><text:span text:style-name="T1">dobry Panie mój,</text:span><text:span text:style-name="T1"><text:line-break/></text:span><text:span text:style-name="T1">tak pragnę wielbić Cię,</text:span><text:span text:style-name="T1"><text:line-break/></text:span><text:span text:style-name="T1">bo Ty dajesz mi</text:span><text:span text:style-name="T1"><text:line-break/></text:span><text:span text:style-name="T1">patrzeć w Twoją twarz</text:span><text:span text:style-name="T1"><text:line-break/></text:span><text:span text:style-name="T1">i rozpoznać wolę Twą,</text:span><text:span text:style-name="T1"><text:line-break/></text:span><text:span text:style-name="T1">Tak pragnę wielbić C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p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8" draw:layer="layout" svg:width="28cm" svg:height="21cm" svg:x="-0.001cm" svg:y="-0.001cm" presentation:class="title" presentation:user-transformed="true">
          <draw:text-box>
            <text:p text:style-name="P7"><text:span text:style-name="T1">Ptaki na niebie</text:span><text:span text:style-name="T1"><text:line-break/></text:span><text:span text:style-name="T1">nucą Ci swą pieśń,</text:span><text:span text:style-name="T1"><text:line-break/></text:span><text:span text:style-name="T1">ramiona polnych drzew</text:span><text:span text:style-name="T1"><text:line-break/></text:span><text:span text:style-name="T1">niosą Tobie cześć,</text:span><text:span text:style-name="T1"><text:line-break/></text:span><text:span text:style-name="T1">a ja śpiewam Ci,</text:span><text:span text:style-name="T1"><text:line-break/></text:span><text:span text:style-name="T1">pragnę ręce swe</text:span><text:span text:style-name="T1"><text:line-break/></text:span><text:span text:style-name="T1">do Ciebie wznieś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8T22:57:03</meta:creation-date>
    <dc:creator>Rafał Talacha</dc:creator>
    <dc:date>2009-02-01T12:35:28</dc:date>
    <dc:language>pl-PL</dc:language>
    <meta:editing-cycles>8</meta:editing-cycles>
    <meta:editing-duration>PT3M37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